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02e" officeooo:paragraph-rsid="0016e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on plan:<text:line-break/><text:line-break/>1-Register</text:p>
      <text:p text:style-name="P1">2-Login (without fb and g+)</text:p>
      <text:p text:style-name="P1">3-project creation,edit,and remove</text:p>
      <text:p text:style-name="P1">4-”projects-sprints” page</text:p>
      <text:p text:style-name="P1">5-sprint creation,edit,and remove</text:p>
      <text:p text:style-name="P1">6-story creation,edit,and remove</text:p>
      <text:p text:style-name="P1">7-”story-task” page</text:p>
      <text:p text:style-name="P1">8-task creation,edit,and rem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4-11-25T18:57:11.659724789</meta:creation-date>
    <dc:date>2014-11-25T19:37:11.837421578</dc:date>
    <dc:creator>Luciano Putruele</dc:creator>
    <meta:editing-duration>PT5M59S</meta:editing-duration>
    <meta:editing-cycles>1</meta:editing-cycles>
    <meta:document-statistic meta:table-count="0" meta:image-count="0" meta:object-count="0" meta:page-count="1" meta:paragraph-count="8" meta:word-count="24" meta:character-count="230" meta:non-whitespace-character-count="213"/>
    <meta:generator>LibreOffice/4.2.7.2$Linux_x86 LibreOffice_project/420m0$Build-2</meta:generator>
  </office:meta>
</office:document-meta>
</file>